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7.19cm"/>
    </style:style>
    <style:style style:name="co7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5.609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8.197cm"/>
    </style:style>
    <style:style style:name="co14" style:family="table-column">
      <style:table-column-properties fo:break-before="auto" style:column-width="3.602cm"/>
    </style:style>
    <style:style style:name="co15" style:family="table-column">
      <style:table-column-properties fo:break-before="auto" style:column-width="7.107cm"/>
    </style:style>
    <style:style style:name="co16" style:family="table-column">
      <style:table-column-properties fo:break-before="auto" style:column-width="7.161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8.858cm"/>
    </style:style>
    <style:style style:name="co19" style:family="table-column">
      <style:table-column-properties fo:break-before="auto" style:column-width="5.046cm"/>
    </style:style>
    <style:style style:name="co20" style:family="table-column">
      <style:table-column-properties fo:break-before="auto" style:column-width="5.482cm"/>
    </style:style>
    <style:style style:name="co21" style:family="table-column">
      <style:table-column-properties fo:break-before="auto" style:column-width="4.692cm"/>
    </style:style>
    <style:style style:name="co22" style:family="table-column">
      <style:table-column-properties fo:break-before="auto" style:column-width="1.773cm"/>
    </style:style>
    <style:style style:name="co23" style:family="table-column">
      <style:table-column-properties fo:break-before="auto" style:column-width="3.847cm"/>
    </style:style>
    <style:style style:name="co24" style:family="table-column">
      <style:table-column-properties fo:break-before="auto" style:column-width="5.673cm"/>
    </style:style>
    <style:style style:name="co25" style:family="table-column">
      <style:table-column-properties fo:break-before="auto" style:column-width="3.276cm"/>
    </style:style>
    <style:style style:name="co26" style:family="table-column">
      <style:table-column-properties fo:break-before="auto" style:column-width="3.794cm"/>
    </style:style>
    <style:style style:name="co27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 style:data-style-name="N37"/>
    <style:style style:name="ce2" style:family="table-cell" style:parent-style-name="Accent_20_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3" style:family="table-cell" style:parent-style-name="Accent_20_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dee6ef" fo:wrap-option="wrap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dee6ef" style:vertical-align="middle"/>
    </style:style>
    <style:style style:name="ce23" style:family="table-cell" style:parent-style-name="Accent_20_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*&quot;" style:apply-style-name="Sem_20_título3" style:base-cell-address="'ACTIVITIES BACKLOG'.G1"/>
    </style:style>
    <style:style style:name="ce10" style:family="table-cell" style:parent-style-name="Default">
      <style:table-cell-properties style:vertical-align="middle"/>
      <style:map style:condition="cell-content()=&quot;!&quot;" style:apply-style-name="Sem_20_título1" style:base-cell-address="'ACTIVITIES BACKLOG'.G2"/>
      <style:map style:condition="cell-content()=0" style:apply-style-name="Accent" style:base-cell-address="'ACTIVITIES BACKLOG'.G2"/>
    </style:style>
    <style:style style:name="ce11" style:family="table-cell" style:parent-style-name="Default">
      <style:table-cell-properties style:vertical-align="middle"/>
      <style:map style:condition="cell-content()=&quot;*&quot;" style:apply-style-name="Sem_20_título3" style:base-cell-address="'ACTIVITIES BACKLOG'.G1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Accent_20_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Accent_20_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GUARDANDO&quot;" style:apply-style-name="Sem_20_título4" style:base-cell-address="'ACTIVITIES BACKLOG'.J1"/>
      <style:map style:condition="cell-content()=&quot;WIP&quot;" style:apply-style-name="Sem_20_título5" style:base-cell-address="'ACTIVITIES BACKLOG'.J1"/>
      <style:map style:condition="cell-content()=&quot;CONCLUÍDO&quot;" style:apply-style-name="Sem_20_título6" style:base-cell-address="'ACTIVITIES BACKLOG'.J1"/>
    </style:style>
    <style:style style:name="ce31" style:family="table-cell" style:parent-style-name="Default">
      <style:table-cell-properties fo:wrap-option="wrap" style:vertical-align="middle"/>
      <style:map style:condition="cell-content()=&quot;AGUARDANDO&quot;" style:apply-style-name="Sem_20_título4" style:base-cell-address="'ACTIVITIES BACKLOG'.J1"/>
      <style:map style:condition="cell-content()=&quot;WIP&quot;" style:apply-style-name="Sem_20_título5" style:base-cell-address="'ACTIVITIES BACKLOG'.J1"/>
      <style:map style:condition="cell-content()=&quot;CONCLUÍDO&quot;" style:apply-style-name="Sem_20_título6" style:base-cell-address="'ACTIVITIES BACKLOG'.J1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d7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10d0c"/>
    </style:style>
    <style:style style:name="ce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706e0c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wrap-option="wrap" fo:border-left="none" fo:border-right="0.06pt solid #000000" fo:border-top="0.06pt solid #000000" style:vertical-align="middl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45" style:family="table-cell" style:parent-style-name="Accent_20_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37">
      <style:table-cell-properties fo:background-color="#eeeeee"/>
    </style:style>
    <style:style style:name="ce72" style:family="table-cell" style:parent-style-name="Default" style:data-style-name="N37"/>
    <style:style style:name="ce48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49" style:family="table-cell" style:parent-style-name="Default" style:data-style-name="N37">
      <style:table-cell-properties fo:background-color="#eeeeee" fo:border="none"/>
    </style:style>
    <style:style style:name="ce50" style:family="table-cell" style:parent-style-name="Default">
      <style:table-cell-properties fo:background-color="#eeeeee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>
      <style:table-cell-properties fo:background-color="#eeeeee" fo:border="none"/>
    </style:style>
    <style:style style:name="ce53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NCLUÍDO&quot;;&quot;WIP&quot;;&quot;AGUARDANDO&quot;)" table:allow-empty-cell="true" table:display-list="unsorted" table:base-cell-address="'ACTIVITIES BACKLOG'.J1">
          <table:error-message table:message-type="stop" table:display="true"/>
        </table:content-validation>
        <table:content-validation table:name="val2" table:condition="of:cell-content-is-in-list([$'PROJECT BACKLOG'.$A$2:.$A$50])" table:allow-empty-cell="true" table:display-list="unsorted" table:base-cell-address="'ACTIVITIES CFD'.B1">
          <table:help-message table:title="Seleção do item de Backlog do projeto" table:display="true"/>
          <table:error-message table:message-type="stop" table:display="true"/>
        </table:content-validation>
      </table:content-validations>
      <table:table table:name="PROJECT BACKLOG" table:style-name="ta1">
        <table:table-column table:style-name="co3" table:default-cell-style-name="ce17"/>
        <table:table-column table:style-name="co4" table:default-cell-style-name="ce5"/>
        <table:table-column table:style-name="co5" table:default-cell-style-name="ce5"/>
        <table:table-column table:style-name="co7" table:default-cell-style-name="ce7"/>
        <table:table-column table:style-name="co9" table:default-cell-style-name="ce17"/>
        <table:table-column table:style-name="co6" table:default-cell-style-name="ce7"/>
        <table:table-column table:style-name="co10" table:default-cell-style-name="ce11"/>
        <table:table-column table:style-name="co8" table:default-cell-style-name="ce17"/>
        <table:table-column table:style-name="co11" table:default-cell-style-name="ce5"/>
        <table:table-column table:style-name="co12" table:default-cell-style-name="ce31"/>
        <table:table-column table:style-name="co8" table:number-columns-repeated="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>
            <text:p>BACKLOG ITEM</text:p>
          </table:table-cell>
          <table:table-cell table:style-name="ce13" office:value-type="string" calcext:value-type="string">
            <text:p>ENTREGÁVEL</text:p>
          </table:table-cell>
          <table:table-cell table:style-name="ce13" office:value-type="string" calcext:value-type="string">
            <text:p>DESCRIÇÃ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PRIORIZAÇÃO</text:p>
          </table:table-cell>
          <table:table-cell table:style-name="ce13" office:value-type="string" calcext:value-type="string">
            <text:p>EXECUTOR</text:p>
          </table:table-cell>
          <table:table-cell table:style-name="ce23" office:value-type="string" calcext:value-type="string">
            <text:p>CRITICIDADE</text:p>
          </table:table-cell>
          <table:table-cell table:style-name="ce13" office:value-type="string" calcext:value-type="string">
            <text:p>DATA</text:p>
          </table:table-cell>
          <table:table-cell table:style-name="ce28" office:value-type="string" calcext:value-type="string">
            <text:p>OBSERVAÇÃO</text:p>
          </table:table-cell>
          <table:table-cell table:style-name="ce37" office:value-type="string" calcext:value-type="string">
            <text:p>STAT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_1</text:p>
          </table:table-cell>
          <table:table-cell office:value-type="string" calcext:value-type="string">
            <text:p>Streaming de video</text:p>
          </table:table-cell>
          <table:table-cell office:value-type="string" calcext:value-type="string">
            <text:p>Incluir vídeos como streaming ao invés de serem arquivos do projeto</text:p>
          </table:table-cell>
          <table:table-cell office:value-type="string" calcext:value-type="string">
            <text:p>Funcionalid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do item Con_13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_2</text:p>
          </table:table-cell>
          <table:table-cell office:value-type="string" calcext:value-type="string">
            <text:p>Tela de seleção de fase</text:p>
          </table:table-cell>
          <table:table-cell office:value-type="string" calcext:value-type="string">
            <text:p>Ajustar a tela de seleção de fase para modelo de mapa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do item Con_12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3</text:p>
          </table:table-cell>
          <table:table-cell office:value-type="string" calcext:value-type="string">
            <text:p>Tela de Configuração</text:p>
          </table:table-cell>
          <table:table-cell office:value-type="string" calcext:value-type="string">
            <text:p>Criar a tela de configuração</text:p>
          </table:table-cell>
          <table:table-cell office:value-type="string" calcext:value-type="string">
            <text:p>Inte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4</text:p>
          </table:table-cell>
          <table:table-cell office:value-type="string" calcext:value-type="string">
            <text:p>Tela de Seleção de Vídeos</text:p>
          </table:table-cell>
          <table:table-cell office:value-type="string" calcext:value-type="string">
            <text:p>Criar tela de seleção de video para assistir</text:p>
          </table:table-cell>
          <table:table-cell office:value-type="string" calcext:value-type="string">
            <text:p>Interfa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_5</text:p>
          </table:table-cell>
          <table:table-cell office:value-type="string" calcext:value-type="string">
            <text:p>Seleção de vídeos para assistir</text:p>
          </table:table-cell>
          <table:table-cell office:value-type="string" calcext:value-type="string">
            <text:p>Configurar vídeos liberados segundo fases completadas na tela de seleção de videos</text:p>
          </table:table-cell>
          <table:table-cell office:value-type="string" calcext:value-type="string">
            <text:p>Funcionalid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<text:s/>dos itens Con_12 e Con_13 e Int_4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_6</text:p>
          </table:table-cell>
          <table:table-cell office:value-type="string" calcext:value-type="string">
            <text:p>Player de vídeo</text:p>
          </table:table-cell>
          <table:table-cell office:value-type="string" calcext:value-type="string">
            <text:p>Criar o Player de vídeos</text:p>
          </table:table-cell>
          <table:table-cell office:value-type="string" calcext:value-type="string">
            <text:p>Inte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do <text:s/>item Fun_1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_7</text:p>
          </table:table-cell>
          <table:table-cell office:value-type="string" calcext:value-type="string">
            <text:p>Informações sobre o jogo e desenvolvedores</text:p>
          </table:table-cell>
          <table:table-cell office:value-type="string" calcext:value-type="string">
            <text:p>Criar página Abou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as_8</text:p>
          </table:table-cell>
          <table:table-cell table:style-name="ce6" office:value-type="string" calcext:value-type="string">
            <text:p>Fase 2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o término de atividades globais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as_9</text:p>
          </table:table-cell>
          <table:table-cell table:style-name="ce6" office:value-type="string" calcext:value-type="string">
            <text:p>Fase 3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fim da atividade Fas_8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as_10</text:p>
          </table:table-cell>
          <table:table-cell table:style-name="ce6" office:value-type="string" calcext:value-type="string">
            <text:p>Fase 4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fim da atividade Fas_9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as_11</text:p>
          </table:table-cell>
          <table:table-cell table:style-name="ce6" office:value-type="string" calcext:value-type="string">
            <text:p>Fase 5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fim da atividade Fas_10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_12</text:p>
          </table:table-cell>
          <table:table-cell office:value-type="string" calcext:value-type="string">
            <text:p>Arquivo de salvamento de configuração e nível atual</text:p>
          </table:table-cell>
          <table:table-cell office:value-type="string" calcext:value-type="string">
            <text:p>Criação e leitura de arquivo de salvamento do estado de jogo</text:p>
          </table:table-cell>
          <table:table-cell office:value-type="string" calcext:value-type="string">
            <text:p>Configura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!</text:p>
          </table:table-cell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_13</text:p>
          </table:table-cell>
          <table:table-cell office:value-type="string" calcext:value-type="string">
            <text:p>Dicionário de fases e endereço do vídeo</text:p>
          </table:table-cell>
          <table:table-cell office:value-type="string" calcext:value-type="string">
            <text:p>Criação de arquivo de configuração contendo o endereço do vídeo a ser liberado para cada nível concluído</text:p>
          </table:table-cell>
          <table:table-cell office:value-type="string" calcext:value-type="string">
            <text:p>Configuraçã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!</text:p>
          </table:table-cell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_13</text:p>
          </table:table-cell>
          <table:table-cell office:value-type="string" calcext:value-type="string">
            <text:p>Botões de Navegação no <text:s/>fim de Fases</text:p>
          </table:table-cell>
          <table:table-cell office:value-type="string" calcext:value-type="string">
            <text:p>Incluir os botões: HOME, <text:s/>PROXIMA FASE e REPETIR FASE na tela fi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0"/>
          <table:table-cell table:number-columns-repeated="2"/>
          <table:table-cell table:content-validation-name="val1"/>
          <table:table-cell table:style-name="ce32" office:value-type="string" calcext:value-type="string">
            <text:p>Legenda</text:p>
          </table:table-cell>
          <table:table-cell table:style-name="ce36"/>
          <table:table-cell table:style-name="ce3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0"/>
          <table:table-cell table:number-columns-repeated="2"/>
          <table:table-cell table:content-validation-name="val1"/>
          <table:table-cell table:style-name="ce33" office:value-type="string" calcext:value-type="string">
            <text:p>!</text:p>
          </table:table-cell>
          <table:table-cell table:style-name="ce62" office:value-type="string" calcext:value-type="string" table:number-columns-spanned="2" table:number-rows-spanned="1">
            <text:p>Item crítico: Serve de base para execução de outros itens</text:p>
          </table:table-cell>
          <table:covered-table-cell table:style-name="ce62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0"/>
          <table:table-cell table:number-columns-repeated="2"/>
          <table:table-cell table:content-validation-name="val1"/>
          <table:table-cell table:style-name="ce34" office:value-type="string" calcext:value-type="string">
            <text:p>*</text:p>
          </table:table-cell>
          <table:table-cell table:style-name="ce63" office:value-type="string" calcext:value-type="string" table:number-columns-spanned="2" table:number-rows-spanned="1">
            <text:p>Item que depende de execução de outros itens críticos</text:p>
          </table:table-cell>
          <table:covered-table-cell table:style-name="ce6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0"/>
          <table:table-cell table:number-columns-repeated="2"/>
          <table:table-cell table:content-validation-name="val1"/>
          <table:table-cell table:style-name="ce35" office:value-type="string" calcext:value-type="string">
            <text:p>#</text:p>
          </table:table-cell>
          <table:table-cell office:value-type="string" calcext:value-type="string">
            <text:p>Sem tratamento definido ainda para o backlog de atividades</text:p>
          </table:table-cell>
          <table:table-cell/>
        </table:table-row>
        <table:table-row table:style-name="ro1" table:number-rows-repeated="649">
          <table:table-cell table:number-columns-repeated="6"/>
          <table:table-cell table:style-name="ce10"/>
          <table:table-cell table:number-columns-repeated="2"/>
          <table:table-cell table:content-validation-name="val1"/>
          <table:table-cell table:number-columns-repeated="3"/>
        </table:table-row>
        <table:table-row table:style-name="ro1" table:number-rows-repeated="1047907">
          <table:table-cell table:number-columns-repeated="9"/>
          <table:table-cell table:content-validation-name="val1"/>
          <table:table-cell table:number-columns-repeated="3"/>
        </table:table-row>
        <table:table-row table:style-name="ro1">
          <table:table-cell table:number-columns-repeated="9"/>
          <table:table-cell table:content-validation-name="val1"/>
          <table:table-cell table:number-columns-repeated="3"/>
        </table:table-row>
        <calcext:conditional-formats>
          <calcext:conditional-format calcext:target-range-address="'PROJECT BACKLOG'.G2:'PROJECT BACKLOG'.G668">
            <calcext:condition calcext:apply-style-name="Sem título1" calcext:value="=&quot;!&quot;" calcext:base-cell-address="'ACTIVITIES BACKLOG'.G2"/>
            <calcext:condition calcext:apply-style-name="Accent" calcext:value="=0" calcext:base-cell-address="'ACTIVITIES BACKLOG'.G2"/>
          </calcext:conditional-format>
          <calcext:conditional-format calcext:target-range-address="'PROJECT BACKLOG'.G1:'PROJECT BACKLOG'.G1048576">
            <calcext:condition calcext:apply-style-name="Sem título3" calcext:value="=&quot;*&quot;" calcext:base-cell-address="'ACTIVITIES BACKLOG'.G1"/>
          </calcext:conditional-format>
          <calcext:conditional-format calcext:target-range-address="'PROJECT BACKLOG'.J1:'PROJECT BACKLOG'.J1048576 'PROJECT BACKLOG'.J1:'PROJECT BACKLOG'.J1">
            <calcext:condition calcext:apply-style-name="Sem título4" calcext:value="=&quot;AGUARDANDO&quot;" calcext:base-cell-address="'ACTIVITIES BACKLOG'.J1"/>
            <calcext:condition calcext:apply-style-name="Sem título5" calcext:value="=&quot;WIP&quot;" calcext:base-cell-address="'ACTIVITIES BACKLOG'.J1"/>
            <calcext:condition calcext:apply-style-name="Sem título6" calcext:value="=&quot;CONCLUÍDO&quot;" calcext:base-cell-address="'ACTIVITIES BACKLOG'.J1"/>
          </calcext:conditional-format>
        </calcext:conditional-formats>
      </table:table>
      <table:table table:name="ACTIVITIES BACKLOG" table:style-name="ta1">
        <table:table-column table:style-name="co14" table:default-cell-style-name="ce7"/>
        <table:table-column table:style-name="co14" table:default-cell-style-name="ce17"/>
        <table:table-column table:style-name="co15" table:default-cell-style-name="ce14"/>
        <table:table-column table:style-name="co16" table:default-cell-style-name="ce14"/>
        <table:table-column table:style-name="co17" table:default-cell-style-name="ce41"/>
        <table:table-column table:style-name="co17" table:default-cell-style-name="ce42"/>
        <table:table-column table:style-name="co17" table:default-cell-style-name="ce43"/>
        <table:table-column table:style-name="co18" table:default-cell-style-name="ce43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8" table:number-columns-repeated="1013" table:default-cell-style-name="ce7"/>
        <table:table-row table:style-name="ro1">
          <table:table-cell table:style-name="ce13" office:value-type="string" calcext:value-type="string">
            <text:p>ACTIVITY ITEM</text:p>
          </table:table-cell>
          <table:table-cell table:style-name="ce13" office:value-type="string" calcext:value-type="string">
            <text:p>ITEM DE BACKLOG</text:p>
          </table:table-cell>
          <table:table-cell table:style-name="ce13" office:value-type="string" calcext:value-type="string">
            <text:p>ATIVIDADE</text:p>
          </table:table-cell>
          <table:table-cell table:style-name="ce13" office:value-type="string" calcext:value-type="string">
            <text:p>DESCRIÇÃO</text:p>
          </table:table-cell>
          <table:table-cell table:style-name="ce13" office:value-type="string" calcext:value-type="string">
            <text:p>TIPO ATIVIDADE</text:p>
          </table:table-cell>
          <table:table-cell table:style-name="ce13" office:value-type="string" calcext:value-type="string">
            <text:p>IMPEDITIVO</text:p>
          </table:table-cell>
          <table:table-cell table:style-name="ce13" office:value-type="string" calcext:value-type="string">
            <text:p>PRIORIZAÇÃO</text:p>
          </table:table-cell>
          <table:table-cell table:style-name="ce13" office:value-type="string" calcext:value-type="string">
            <text:p>DATA ENTRADA EM BACKLOG DE ATIVIDADES</text:p>
          </table:table-cell>
          <table:table-cell table:style-name="ce13" office:value-type="string" calcext:value-type="string">
            <text:p>DATA ENTRADA EM DEV</text:p>
          </table:table-cell>
          <table:table-cell table:style-name="ce13" office:value-type="string" calcext:value-type="string">
            <text:p>DATA ENTRADA EM TESTE</text:p>
          </table:table-cell>
          <table:table-cell table:style-name="ce13" office:value-type="string" calcext:value-type="string">
            <text:p>DATA DE CONCLUSÃO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n_12_01</text:p>
          </table:table-cell>
          <table:table-cell table:content-validation-name="val2" office:value-type="string" calcext:value-type="string">
            <text:p>Con_12</text:p>
          </table:table-cell>
          <table:table-cell office:value-type="string" calcext:value-type="string">
            <text:p>Criação do arquivo de configuração do jogador (JSON)</text:p>
          </table:table-cell>
          <table:table-cell office:value-type="string" calcext:value-type="string">
            <text:p>Criação do arquivo de status de jogo, contendo: </text:p>
            <text:p>- Estágio atual, </text:p>
            <text:p>- Parâmetros de configuração do jogador</text:p>
          </table:table-cell>
          <table:table-cell office:value-type="string" calcext:value-type="string">
            <text:p>Base de Dad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on_12_02</text:p>
          </table:table-cell>
          <table:table-cell table:content-validation-name="val2" office:value-type="string" calcext:value-type="string">
            <text:p>Con_12</text:p>
          </table:table-cell>
          <table:table-cell office:value-type="string" calcext:value-type="string">
            <text:p>Fazer a aplicação ler o arquivo de configuração do jogador</text:p>
          </table:table-cell>
          <table:table-cell office:value-type="string" calcext:value-type="string">
            <text:p>Colocar o método de leitura do arquivo de configuração no início da aplicação, antes de abri a primeira tela.</text:p>
            <text:p>Configurar as variáveis globais de fase e configurações de áudio de acordo com o  arquivo</text:p>
          </table:table-cell>
          <table:table-cell office:value-type="string" calcext:value-type="string">
            <text:p>Desenvolvimento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on_12_03</text:p>
          </table:table-cell>
          <table:table-cell table:content-validation-name="val2" office:value-type="string" calcext:value-type="string">
            <text:p>Con_12</text:p>
          </table:table-cell>
          <table:table-cell office:value-type="string" calcext:value-type="string">
            <text:p>Salvamento de dados no arquivo de configuração</text:p>
          </table:table-cell>
          <table:table-cell office:value-type="string" calcext:value-type="string">
            <text:p>Salvamento dos dados no arquivo de configuração:</text:p>
            <text:p>- Salvar os parâmetros da janela de configuração</text:p>
            <text:p>- Salvar estágio concluído e qual o próximo estágio a ser feito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Depende de ter atela de configurações do jogador pronta</text:p>
          </table:table-cell>
          <table:table-cell office:value-type="float" office:value="5" calcext:value-type="float">
            <text:p>5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_13_04</text:p>
          </table:table-cell>
          <table:table-cell table:content-validation-name="val2" office:value-type="string" calcext:value-type="string">
            <text:p>Con_13</text:p>
          </table:table-cell>
          <table:table-cell office:value-type="string" calcext:value-type="string">
            <text:p>Criação do arquivo JSON contendo a informação de link <text:s/>do vídeo por fase</text:p>
          </table:table-cell>
          <table:table-cell office:value-type="string" calcext:value-type="string">
            <text:p>Criação do arquivo com os seguintes dados:</text:p>
            <text:p>FASE: número da fase</text:p>
            <text:p>LINK: Link para o streaming de vídeo</text:p>
            <text:p>THUMB: Imagem para miniatura</text:p>
          </table:table-cell>
          <table:table-cell office:value-type="string" calcext:value-type="string">
            <text:p>Base de Dados</text:p>
          </table:table-cell>
          <table:table-cell/>
          <table:table-cell office:value-type="float" office:value="6" calcext:value-type="float">
            <text:p>6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_13_05</text:p>
          </table:table-cell>
          <table:table-cell table:content-validation-name="val2" office:value-type="string" calcext:value-type="string">
            <text:p>Con_13</text:p>
          </table:table-cell>
          <table:table-cell office:value-type="string" calcext:value-type="string">
            <text:p>Criação da miniatura dos vídeos, status: Liberado e bloqueado</text:p>
          </table:table-cell>
          <table:table-cell office:value-type="string" calcext:value-type="string">
            <text:p>Criar imagens para as histórias. Coloridas para histórias já liberadas e em tons de cinza para fases que ainda não foram executadas</text:p>
          </table:table-cell>
          <table:table-cell office:value-type="string" calcext:value-type="string">
            <text:p>Design Gráfico</text:p>
          </table:table-cell>
          <table:table-cell/>
          <table:table-cell office:value-type="float" office:value="7" calcext:value-type="float">
            <text:p>7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on_13_06</text:p>
          </table:table-cell>
          <table:table-cell table:content-validation-name="val2" office:value-type="string" calcext:value-type="string">
            <text:p>Con_13</text:p>
          </table:table-cell>
          <table:table-cell office:value-type="string" calcext:value-type="string">
            <text:p>Leitura da faze atual para carregar dados liberados para o usuário </text:p>
          </table:table-cell>
          <table:table-cell office:value-type="string" calcext:value-type="string">
            <text:p>Identificar quais vídeos estarão liberados para visualização segundo a fase atualdo usuário.</text:p>
            <text:p>LIBERADOS: Da fase anterior a atual para trás</text:p>
            <text:p>BLOQUEADOS: Da fase atual em diante</text:p>
          </table:table-cell>
          <table:table-cell office:value-type="string" calcext:value-type="string">
            <text:p>Desenvolvimento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_4_07</text:p>
          </table:table-cell>
          <table:table-cell table:content-validation-name="val2" office:value-type="string" calcext:value-type="string">
            <text:p>Int_4</text:p>
          </table:table-cell>
          <table:table-cell office:value-type="string" calcext:value-type="string">
            <text:p>Criação conceitual da tela de seleção de vídeos</text:p>
          </table:table-cell>
          <table:table-cell office:value-type="string" calcext:value-type="string">
            <text:p>Criar modelo da tela de seleção de vídeos</text:p>
          </table:table-cell>
          <table:table-cell office:value-type="string" calcext:value-type="string">
            <text:p>Design Gráfico</text:p>
          </table:table-cell>
          <table:table-cell/>
          <table:table-cell office:value-type="float" office:value="8" calcext:value-type="float">
            <text:p>8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_4_08</text:p>
          </table:table-cell>
          <table:table-cell table:content-validation-name="val2" office:value-type="string" calcext:value-type="string">
            <text:p>Int_4</text:p>
          </table:table-cell>
          <table:table-cell office:value-type="string" calcext:value-type="string">
            <text:p>Criação da cena de seleção de vídeos</text:p>
          </table:table-cell>
          <table:table-cell office:value-type="string" calcext:value-type="string">
            <text:p>Criação da cena conforma modelo no Gdevelop</text:p>
          </table:table-cell>
          <table:table-cell office:value-type="string" calcext:value-type="string">
            <text:p>Design Gráfico</text:p>
          </table:table-cell>
          <table:table-cell/>
          <table:table-cell office:value-type="float" office:value="9" calcext:value-type="float">
            <text:p>9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t_4_09</text:p>
          </table:table-cell>
          <table:table-cell table:content-validation-name="val2" office:value-type="string" calcext:value-type="string">
            <text:p>Int_4</text:p>
          </table:table-cell>
          <table:table-cell office:value-type="string" calcext:value-type="string">
            <text:p>Criar as interações (eventos) da cena de seleção de vídeo</text:p>
          </table:table-cell>
          <table:table-cell office:value-type="string" calcext:value-type="string">
            <text:p>Criar eventos de carregamento de vídeos liberados e não liberados, clique de mouse para carregamento do player, botões de navegação para o jogo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Depende <text:s/>de ter a interface <text:s/>do player criada</text:p>
          </table:table-cell>
          <table:table-cell office:value-type="float" office:value="13" calcext:value-type="float">
            <text:p>13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_6_10</text:p>
          </table:table-cell>
          <table:table-cell table:content-validation-name="val2" office:value-type="string" calcext:value-type="string">
            <text:p>Int_6</text:p>
          </table:table-cell>
          <table:table-cell office:value-type="string" calcext:value-type="string">
            <text:p>Criação conceitual do Player</text:p>
          </table:table-cell>
          <table:table-cell office:value-type="string" calcext:value-type="string">
            <text:p>Criar modelo do player de vídeo</text:p>
          </table:table-cell>
          <table:table-cell office:value-type="string" calcext:value-type="string">
            <text:p>Design Gráfico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_6_11</text:p>
          </table:table-cell>
          <table:table-cell table:content-validation-name="val2" office:value-type="string" calcext:value-type="string">
            <text:p>Int_6</text:p>
          </table:table-cell>
          <table:table-cell office:value-type="string" calcext:value-type="string">
            <text:p>Criação do video player</text:p>
          </table:table-cell>
          <table:table-cell office:value-type="string" calcext:value-type="string">
            <text:p>Criação do player de vídeos no Gdevelop, com eventos</text:p>
          </table:table-cell>
          <table:table-cell office:value-type="string" calcext:value-type="string">
            <text:p>Desenvolvimento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_3_12</text:p>
          </table:table-cell>
          <table:table-cell table:content-validation-name="val2" office:value-type="string" calcext:value-type="string">
            <text:p>Int_3</text:p>
          </table:table-cell>
          <table:table-cell office:value-type="string" calcext:value-type="string">
            <text:p>Criação conceitual da cena de configuração</text:p>
          </table:table-cell>
          <table:table-cell office:value-type="string" calcext:value-type="string">
            <text:p>Criação conceitual da tela de configuração</text:p>
          </table:table-cell>
          <table:table-cell office:value-type="string" calcext:value-type="string">
            <text:p>Design Gráfico</text:p>
          </table:table-cell>
          <table:table-cell/>
          <table:table-cell office:value-type="float" office:value="2" calcext:value-type="float">
            <text:p>2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Int_3_13</text:p>
          </table:table-cell>
          <table:table-cell table:content-validation-name="val2" office:value-type="string" calcext:value-type="string">
            <text:p>Int_3</text:p>
          </table:table-cell>
          <table:table-cell office:value-type="string" calcext:value-type="string">
            <text:p>Criação da cena de configuração</text:p>
          </table:table-cell>
          <table:table-cell office:value-type="string" calcext:value-type="string">
            <text:p>Criação da cena de configurações do jogo, como volume de efeitos FX, Músicas… Criar o método de salvamento da configuração no arquivo de configuração do jogador</text:p>
          </table:table-cell>
          <table:table-cell office:value-type="string" calcext:value-type="string">
            <text:p>Desenvolvimento</text:p>
          </table:table-cell>
          <table:table-cell/>
          <table:table-cell office:value-type="float" office:value="3" calcext:value-type="float">
            <text:p>3</text:p>
          </table:table-cell>
          <table:table-cell table:style-name="ce44" office:value-type="date" office:date-value="2021-10-16" calcext:value-type="date">
            <text:p>16/10/21</text:p>
          </table:table-cell>
          <table:table-cell table:number-columns-repeated="1016"/>
        </table:table-row>
        <table:table-row table:style-name="ro1" table:number-rows-repeated="1048561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ACTIVITIES CFD" table:style-name="ta1">
        <table:shapes>
          <draw:frame draw:z-index="0" draw:style-name="gr1" draw:text-style-name="P1" svg:width="21.48cm" svg:height="10.173cm" svg:x="22.34cm" svg:y="0.16cm">
            <draw:object draw:notify-on-update-of-ranges="'ACTIVITIES CFD'.A2:'ACTIVITIES CFD'.A7 'ACTIVITIES CFD'.E1:'ACTIVITIES CFD'.E1 'ACTIVITIES CFD'.E2:'ACTIVITIES CFD'.E7 'ACTIVITIES CFD'.D1:'ACTIVITIES CFD'.D1 'ACTIVITIES CFD'.D2:'ACTIVITIES CFD'.D7 'ACTIVITIES CFD'.C1:'ACTIVITIES CFD'.C1 'ACTIVITIES CFD'.C2:'ACTIVITIES CFD'.C7 'ACTIVITIES CFD'.B1:'ACTIVITIES CFD'.B1 'ACTIVITIES CFD'.B2:'ACTIVITIES CFD'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2" table:default-cell-style-name="ce7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54"/>
        <table:table-column table:style-name="co27" table:default-cell-style-name="Default"/>
        <table:table-column table:style-name="co22" table:number-columns-repeated="58" table:default-cell-style-name="Default"/>
        <table:table-row table:style-name="ro1"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ITEMS EM BACKLOG</text:p>
          </table:table-cell>
          <table:table-cell table:style-name="ce45" office:value-type="string" calcext:value-type="string">
            <text:p>ITENS EM DESENVOLVIMENTO</text:p>
          </table:table-cell>
          <table:table-cell table:style-name="ce45" office:value-type="string" calcext:value-type="string">
            <text:p>ITENS EM TESTE</text:p>
          </table:table-cell>
          <table:table-cell table:style-name="ce45" office:value-type="string" calcext:value-type="string">
            <text:p>ITENS CONCLUÍDOS</text:p>
          </table:table-cell>
          <table:table-cell table:style-name="ce45" office:value-type="string" calcext:value-type="string">
            <text:p>PDCA</text:p>
          </table:table-cell>
          <table:table-cell table:number-columns-repeated="58"/>
        </table:table-row>
        <table:table-row table:style-name="ro1">
          <table:table-cell table:style-name="ce46" office:value-type="date" office:date-value="2021-10-16" calcext:value-type="date">
            <text:p>16/10/21</text:p>
          </table:table-cell>
          <table:table-cell table:style-name="ce50" office:value-type="float" office:value="13" calcext:value-type="float">
            <text:p>1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6" office:value-type="string" calcext:value-type="string" table:number-columns-spanned="1" table:number-rows-spanned="6">
            <text:p>Semana 01</text:p>
          </table:table-cell>
          <table:table-cell table:number-columns-repeated="58"/>
        </table:table-row>
        <table:table-row table:style-name="ro1">
          <table:table-cell office:value-type="date" office:date-value="2021-10-18" calcext:value-type="date">
            <text:p>18/10/2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58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58"/>
        </table:table-row>
        <table:table-row table:style-name="ro1">
          <table:table-cell office:value-type="date" office:date-value="2021-10-20" calcext:value-type="date">
            <text:p>20/10/2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58"/>
        </table:table-row>
        <table:table-row table:style-name="ro1">
          <table:table-cell office:value-type="date" office:date-value="2021-10-21" calcext:value-type="date">
            <text:p>21/10/2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58"/>
        </table:table-row>
        <table:table-row table:style-name="ro1">
          <table:table-cell table:style-name="ce48" office:value-type="date" office:date-value="2021-10-22" calcext:value-type="date">
            <text:p>22/10/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covered-table-cell/>
          <table:table-cell table:number-columns-repeated="58"/>
        </table:table-row>
        <table:table-row table:style-name="ro1">
          <table:table-cell table:style-name="ce49" office:value-type="date" office:date-value="2021-10-23" calcext:value-type="date">
            <text:p>23/10/21</text:p>
          </table:table-cell>
          <table:table-cell table:style-name="ce52" table:number-columns-repeated="3"/>
          <table:table-cell table:style-name="ce53"/>
          <table:table-cell table:style-name="ce57" office:value-type="string" calcext:value-type="string" table:number-columns-spanned="1" table:number-rows-spanned="6">
            <text:p>Semana 02</text:p>
          </table:table-cell>
          <table:table-cell table:number-columns-repeated="58"/>
        </table:table-row>
        <table:table-row table:style-name="ro1">
          <table:table-cell office:value-type="date" office:date-value="2021-10-25" calcext:value-type="date">
            <text:p>25/10/21</text:p>
          </table:table-cell>
          <table:table-cell table:number-columns-repeated="4"/>
          <table:covered-table-cell table:style-name="ce58"/>
          <table:table-cell table:number-columns-repeated="58"/>
        </table:table-row>
        <table:table-row table:style-name="ro1">
          <table:table-cell office:value-type="date" office:date-value="2021-10-26" calcext:value-type="date">
            <text:p>26/10/21</text:p>
          </table:table-cell>
          <table:table-cell table:number-columns-repeated="4"/>
          <table:covered-table-cell/>
          <table:table-cell table:number-columns-repeated="58"/>
        </table:table-row>
        <table:table-row table:style-name="ro1">
          <table:table-cell office:value-type="date" office:date-value="2021-10-27" calcext:value-type="date">
            <text:p>27/10/21</text:p>
          </table:table-cell>
          <table:table-cell table:number-columns-repeated="4"/>
          <table:covered-table-cell/>
          <table:table-cell table:number-columns-repeated="58"/>
        </table:table-row>
        <table:table-row table:style-name="ro1">
          <table:table-cell office:value-type="date" office:date-value="2021-10-28" calcext:value-type="date">
            <text:p>28/10/21</text:p>
          </table:table-cell>
          <table:table-cell table:number-columns-repeated="4"/>
          <table:covered-table-cell/>
          <table:table-cell table:number-columns-repeated="58"/>
        </table:table-row>
        <table:table-row table:style-name="ro1">
          <table:table-cell table:style-name="ce48" office:value-type="date" office:date-value="2021-10-29" calcext:value-type="date">
            <text:p>29/10/21</text:p>
          </table:table-cell>
          <table:table-cell table:style-name="ce51" table:number-columns-repeated="3"/>
          <table:table-cell table:style-name="ce55"/>
          <table:covered-table-cell table:style-name="ce51"/>
          <table:table-cell table:number-columns-repeated="58"/>
        </table:table-row>
      </table:table>
      <table:table table:name="PROJECT FLOW" table:style-name="ta1">
        <table:table-column table:style-name="co8" table:default-cell-style-name="ce72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AGUARDANDO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CONCLUÍDO</text:p>
          </table:table-cell>
        </table:table-row>
        <table:table-row table:style-name="ro1">
          <table:table-cell office:value-type="date" office:date-value="2021-10-16" calcext:value-type="date">
            <text:p>16/10/21</text:p>
          </table:table-cell>
          <table:table-cell table:formula="of:=COUNTIF([$'PROJECT BACKLOG'.$J$2:.$J$50];&quot;AGUARDANDO&quot;)" office:value-type="float" office:value="7" calcext:value-type="float">
            <text:p>7</text:p>
          </table:table-cell>
          <table:table-cell table:formula="of:=COUNTIF([$'PROJECT BACKLOG'.$J$2:.$J$50];&quot;WIP&quot;)" office:value-type="float" office:value="7" calcext:value-type="float">
            <text:p>7</text:p>
          </table:table-cell>
          <table:table-cell table:formula="of:=COUNTIF([$'PROJECT BACKLOG'.$J$2:.$J$50];&quot;CONCLUÍDO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3" calcext:value-type="date">
            <text:p>23/10/21</text:p>
          </table:table-cell>
          <table:table-cell table:formula="of:=COUNTIF([$'PROJECT BACKLOG'.$J$2:.$J$50];&quot;AGUARDANDO&quot;)" office:value-type="float" office:value="7" calcext:value-type="float">
            <text:p>7</text:p>
          </table:table-cell>
          <table:table-cell table:formula="of:=COUNTIF([$'PROJECT BACKLOG'.$J$2:.$J$50];&quot;WIP&quot;)" office:value-type="float" office:value="7" calcext:value-type="float">
            <text:p>7</text:p>
          </table:table-cell>
          <table:table-cell table:formula="of:=COUNTIF([$'PROJECT BACKLOG'.$J$2:.$J$50];&quot;CONCLUÍDO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30" calcext:value-type="date">
            <text:p>30/10/21</text:p>
          </table:table-cell>
          <table:table-cell table:formula="of:=COUNTIF([$'PROJECT BACKLOG'.$J$2:.$J$50];&quot;AGUARDANDO&quot;)" office:value-type="float" office:value="7" calcext:value-type="float">
            <text:p>7</text:p>
          </table:table-cell>
          <table:table-cell table:formula="of:=COUNTIF([$'PROJECT BACKLOG'.$J$2:.$J$50];&quot;WIP&quot;)" office:value-type="float" office:value="7" calcext:value-type="float">
            <text:p>7</text:p>
          </table:table-cell>
          <table:table-cell table:formula="of:=COUNTIF([$'PROJECT BACKLOG'.$J$2:.$J$50];&quot;CONCLUÍDO&quot;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ITEM_BACKLOG" table:target-range-address="'PROJECT BACKLOG'.A2:'PROJECT BACKLOG'.A565" table:on-update-keep-styles="true" table:on-update-keep-size="false" table:orientation="column"/>
        <table:database-range table:name="__Anonymous_Sheet_DB__0" table:target-range-address="'PROJECT BACKLOG'.A1:'PROJECT BACKLOG'.L18" table:display-filter-buttons="true" table:orientation="column"/>
        <table:database-range table:name="__Anonymous_Sheet_DB__1" table:target-range-address="'ACTIVITIES BACKLOG'.A1:'ACTIVITIES BACKLOG'.K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color="#c9211e" fo:font-size="11pt" fo:font-weight="bold"/>
    </style:style>
    <style:style style:name="Sem_20_título2" style:display-name="Sem título2" style:family="table-cell" style:parent-style-name="Default">
      <style:table-cell-properties fo:background-color="#ffffd7"/>
      <style:text-properties fo:color="#acb20c" fo:font-size="11pt" fo:font-weight="bold"/>
    </style:style>
    <style:style style:name="Sem_20_título3" style:display-name="Sem título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color="#706e0c" fo:font-weight="bold"/>
    </style:style>
    <style:style style:name="Sem_20_título4" style:display-name="Sem título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color="#ff0000" fo:font-weight="bold"/>
    </style:style>
    <style:style style:name="Sem_20_título5" style:display-name="Sem título5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color="#ffff00" fo:font-weight="bold"/>
    </style:style>
    <style:style style:name="Sem_20_título6" style:display-name="Sem título6" style:family="table-cell" style:parent-style-name="Default">
      <style:table-cell-properties fo:background-color="#dde8cb" style:diagonal-bl-tr="none" style:diagonal-tl-br="none" style:text-align-source="fix" style:repeat-content="false" style:vertical-align="middle"/>
      <style:paragraph-properties fo:text-align="center"/>
      <style:text-properties fo:color="#00a9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22:01:07.5903365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4:30:30.181967579</meta:creation-date>
    <meta:generator>LibreOffice/6.4.7.2$Linux_X86_64 LibreOffice_project/40$Build-2</meta:generator>
    <dc:date>2021-10-16T22:12:10.564038957</dc:date>
    <meta:editing-duration>PT4H10M16S</meta:editing-duration>
    <meta:editing-cycles>30</meta:editing-cycles>
    <meta:document-statistic meta:table-count="4" meta:cell-count="3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color="#999999"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use-zero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81cm" svg:height="10.174cm" xlink:href=".." xlink:type="simple" chart:class="chart:area" chart:column-mapping="3 2 1 0" chart:style-name="ch1">
        <chart:title svg:x="8.937cm" svg:y="0.339cm" chart:style-name="ch2">
          <text:p>ACTIVITIES CFD</text:p>
        </chart:title>
        <chart:subtitle svg:x="5.913cm" svg:y="1.322cm" chart:style-name="ch3">
          <text:p>Cumulative Flow Diagram das Atividades de Desenvolvimento</text:p>
        </chart:subtitle>
        <chart:legend chart:legend-position="end" svg:x="15.487cm" svg:y="4.041cm" style:legend-expansion="high" chart:style-name="ch4"/>
        <chart:plot-area chart:style-name="ch5" table:cell-range-address="'ACTIVITIES CFD'.A2:'ACTIVITIES CFD'.B7 'ACTIVITIES CFD'.C1:'ACTIVITIES CFD'.E7 'ACTIVITIES CFD'.B1:'ACTIVITIES CFD'.B1" chart:data-source-has-labels="both" svg:x="1.44cm" svg:y="2.134cm" svg:width="13.618cm" svg:height="6.856cm">
          <chartooo:coordinate-region svg:x="2.062cm" svg:y="2.333cm" svg:width="12.996cm" svg:height="6.01cm"/>
          <chart:axis chart:dimension="x" chart:name="primary-x" chart:style-name="ch6" chartooo:axis-type="auto">
            <chartooo:date-scale/>
            <chart:title svg:x="7.636cm" svg:y="9.193cm" chart:style-name="ch7">
              <text:p>TEMPO</text:p>
            </chart:title>
            <chart:categories table:cell-range-address="'ACTIVITIES CFD'.A2:'ACTIVITIES CFD'.A7"/>
          </chart:axis>
          <chart:axis chart:dimension="y" chart:name="primary-y" chart:style-name="ch8">
            <chart:title svg:x="0.451cm" svg:y="6.082cm" chart:style-name="ch9">
              <text:p>ITENS</text:p>
            </chart:title>
            <chart:grid chart:style-name="ch10" chart:class="major"/>
          </chart:axis>
          <chart:series chart:style-name="ch11" chart:values-cell-range-address="'ACTIVITIES CFD'.E2:'ACTIVITIES CFD'.E7" chart:label-cell-address="'ACTIVITIES CFD'.E1:'ACTIVITIES CFD'.E1" chart:class="chart:area">
            <chart:data-point chart:repeated="6"/>
          </chart:series>
          <chart:series chart:style-name="ch12" chart:values-cell-range-address="'ACTIVITIES CFD'.D2:'ACTIVITIES CFD'.D7" chart:label-cell-address="'ACTIVITIES CFD'.D1:'ACTIVITIES CFD'.D1" chart:class="chart:area">
            <chart:data-point chart:repeated="6"/>
          </chart:series>
          <chart:series chart:style-name="ch13" chart:values-cell-range-address="'ACTIVITIES CFD'.C2:'ACTIVITIES CFD'.C7" chart:label-cell-address="'ACTIVITIES CFD'.C1:'ACTIVITIES CFD'.C1" chart:class="chart:area">
            <chart:data-point chart:repeated="6"/>
          </chart:series>
          <chart:series chart:style-name="ch14" chart:values-cell-range-address="'ACTIVITIES CFD'.B2:'ACTIVITIES CFD'.B7" chart:label-cell-address="'ACTIVITIES CFD'.B1:'ACTIVITIES CFD'.B1" chart:class="chart:area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NS CONCLUÍDOS</text:p>
                <draw:g>
                  <svg:desc>'ACTIVITIES CFD'.E1:'ACTIVITIES CFD'.E1</svg:desc>
                </draw:g>
              </table:table-cell>
              <table:table-cell office:value-type="string">
                <text:p>ITENS EM TESTE</text:p>
                <draw:g>
                  <svg:desc>'ACTIVITIES CFD'.D1:'ACTIVITIES CFD'.D1</svg:desc>
                </draw:g>
              </table:table-cell>
              <table:table-cell office:value-type="string">
                <text:p>ITENS EM DESENVOLVIMENTO</text:p>
                <draw:g>
                  <svg:desc>'ACTIVITIES CFD'.C1:'ACTIVITIES CFD'.C1</svg:desc>
                </draw:g>
              </table:table-cell>
              <table:table-cell office:value-type="string">
                <text:p>ITEMS EM BACKLOG</text:p>
                <draw:g>
                  <svg:desc>'ACTIVITIES CFD'.B1:'ACTIVITIES CFD'.B1</svg:desc>
                </draw:g>
              </table:table-cell>
            </table:table-row>
          </table:table-header-rows>
          <table:table-rows>
            <table:table-row>
              <table:table-cell office:value-type="float" office:value="44485">
                <text:p>44485</text:p>
                <draw:g>
                  <svg:desc>'ACTIVITIES CFD'.A2:'ACTIVITIES CFD'.A7</svg:desc>
                </draw:g>
              </table:table-cell>
              <table:table-cell office:value-type="float" office:value="0">
                <text:p>0</text:p>
                <draw:g>
                  <svg:desc>'ACTIVITIES CFD'.E2:'ACTIVITIES CFD'.E7</svg:desc>
                </draw:g>
              </table:table-cell>
              <table:table-cell office:value-type="float" office:value="0">
                <text:p>0</text:p>
                <draw:g>
                  <svg:desc>'ACTIVITIES CFD'.D2:'ACTIVITIES CFD'.D7</svg:desc>
                </draw:g>
              </table:table-cell>
              <table:table-cell office:value-type="float" office:value="0">
                <text:p>0</text:p>
                <draw:g>
                  <svg:desc>'ACTIVITIES CFD'.C2:'ACTIVITIES CFD'.C7</svg:desc>
                </draw:g>
              </table:table-cell>
              <table:table-cell office:value-type="float" office:value="13">
                <text:p>13</text:p>
                <draw:g>
                  <svg:desc>'ACTIVITIES CFD'.B2:'ACTIVITIES CFD'.B7</svg:desc>
                </draw:g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